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29000001FE01D884CF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1cm" svg:height="14.1cm" svg:x="1.2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5cm" svg:height="13.163cm" svg:x="1.5cm" svg:y="1.8cm">
            <draw:image xlink:href="Pictures/1000020100000429000001FE01D884CF.tif" xlink:type="simple" xlink:show="embed" xlink:actuate="onLoad">
              <text:p/>
            </draw:image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2:13:18</dc:date>
    <meta:editing-duration>PT23H59M16S</meta:editing-duration>
    <meta:editing-cycles>14</meta:editing-cycles>
    <meta:generator>LibreOffice/3.4$Unix LibreOffice_project/340m1$Build-402</meta:generator>
    <meta:document-statistic meta:object-count="3"/>
  </office:meta>
</office:document-meta>
</file>